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639cm" fo:min-width="1.894cm"/>
    </style:style>
    <style:style style:name="gr2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639cm" fo:min-width="1.913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639cm" fo:min-width="1.932cm" fo:wrap-option="wrap"/>
      <style:paragraph-properties style:writing-mode="lr-tb"/>
    </style:style>
    <style:style style:name="gr4" style:family="graphic" style:parent-style-name="standard">
      <style:graphic-properties svg:stroke-color="#000000" draw:fill="solid" draw:fill-color="#ffebee" draw:textarea-horizontal-align="justify" draw:textarea-vertical-align="middle" draw:auto-grow-height="false" fo:min-height="0.689cm" fo:min-width="3.248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svg:stroke-color="#000000" draw:fill="solid" draw:fill-color="#fff3e0" draw:textarea-horizontal-align="justify" draw:textarea-vertical-align="middle" draw:auto-grow-height="false" fo:min-height="0.689cm" fo:min-width="2.721cm" fo:padding-top="0.1cm" fo:padding-bottom="0.1cm" fo:padding-left="0.1cm" fo:padding-right="0.1cm" fo:wrap-option="wrap"/>
      <style:paragraph-properties style:writing-mode="lr-tb"/>
    </style:style>
    <style:style style:name="gr6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689cm" fo:min-width="1.959cm" fo:padding-top="0.1cm" fo:padding-bottom="0.1cm" fo:padding-left="0.1cm" fo:padding-right="0.1cm" fo:wrap-option="wrap"/>
      <style:paragraph-properties style:writing-mode="lr-tb"/>
    </style:style>
    <style:style style:name="gr7" style:family="graphic" style:parent-style-name="standard">
      <style:graphic-properties svg:stroke-color="#000000" draw:fill="solid" draw:fill-color="#ffebee" draw:textarea-horizontal-align="justify" draw:textarea-vertical-align="middle" draw:auto-grow-height="false" fo:min-height="0.689cm" fo:min-width="3.121cm" fo:padding-top="0.1cm" fo:padding-bottom="0.1cm" fo:padding-left="0.1cm" fo:padding-right="0.1cm" fo:wrap-option="wrap"/>
      <style:paragraph-properties style:writing-mode="lr-tb"/>
    </style:style>
    <style:style style:name="gr8" style:family="graphic" style:parent-style-name="standard">
      <style:graphic-properties svg:stroke-color="#000000" draw:fill="solid" draw:fill-color="#fff3e0" draw:textarea-horizontal-align="justify" draw:textarea-vertical-align="middle" draw:auto-grow-height="false" fo:min-height="0.689cm" fo:min-width="2.34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svg:stroke-color="#000000" draw:fill="solid" draw:fill-color="#e8f5e9" draw:textarea-horizontal-align="justify" draw:textarea-vertical-align="middle" draw:auto-grow-height="false" fo:min-height="0.689cm" fo:min-width="4.626cm" fo:padding-top="0.1cm" fo:padding-bottom="0.1cm" fo:padding-left="0.1cm" fo:padding-right="0.1cm" fo:wrap-option="wrap"/>
      <style:paragraph-properties style:writing-mode="lr-tb"/>
    </style:style>
    <style:style style:name="gr10" style:family="graphic" style:parent-style-name="standard">
      <style:graphic-properties svg:stroke-color="#000000" draw:fill="solid" draw:fill-color="#e8f5e9" draw:textarea-horizontal-align="justify" draw:textarea-vertical-align="middle" draw:auto-grow-height="false" fo:min-height="0.689cm" fo:min-width="4.88cm" fo:padding-top="0.1cm" fo:padding-bottom="0.1cm" fo:padding-left="0.1cm" fo:padding-right="0.1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cm"/>
      <style:paragraph-properties style:writing-mode="lr-tb"/>
    </style:style>
    <style:style style:name="gr1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bf0041" draw:fill="none" draw:fill-color="#ffffff" draw:textarea-horizontal-align="left" draw:auto-grow-height="true" draw:auto-grow-width="false" fo:min-height="0.09cm" fo:min-width="0cm"/>
      <style:paragraph-properties style:writing-mode="lr-tb"/>
    </style:style>
    <style:style style:name="gr17" style:family="graphic" style:parent-style-name="standard">
      <style:graphic-properties draw:stroke="none" svg:stroke-color="#bf0041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18" style:family="graphic" style:parent-style-name="standard">
      <style:graphic-properties draw:stroke="none" svg:stroke-color="#bf0041" draw:fill="none" fo:min-height="0.353cm"/>
      <style:paragraph-properties style:writing-mode="lr-tb"/>
    </style:style>
    <style:style style:name="gr1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0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dee6ef" draw:fill="solid" draw:fill-color="#e3f2fd" draw:textarea-vertical-align="middle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solid" draw:fill-color="#e3f2fd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ffebee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3e0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e8f5e9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line-height="100%"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e8f5e9"/>
      <style:paragraph-properties fo:line-height="100%" fo:text-align="center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style:text-properties fo:color="#bf0041"/>
    </style:style>
    <style:style style:name="P13" style:family="paragraph">
      <loext:graphic-properties draw:fill="none" draw:fill-color="#ffffff"/>
      <style:text-properties fo:color="#bf0041" fo:font-style="italic" style:font-style-asian="italic" style:font-style-complex="italic"/>
    </style:style>
    <style:style style:name="P14" style:family="paragraph">
      <style:text-properties fo:color="#bf0041" fo:font-style="italic" style:font-style-asian="italic" style:font-style-complex="italic"/>
    </style:style>
    <style:style style:name="P15" style:family="paragraph">
      <loext:graphic-properties draw:fill="none"/>
      <style:text-properties fo:color="#bf0041" fo:font-style="italic" style:font-style-asian="italic" style:font-style-complex="italic"/>
    </style:style>
    <style:style style:name="P16" style:family="paragraph">
      <loext:graphic-properties draw:fill="solid"/>
      <style:paragraph-properties fo:text-align="center"/>
      <style:text-properties fo:color="#bf0041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4cm" svg:height="0.889cm" svg:x="5.353cm" svg:y="0.1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2.413cm" svg:height="0.889cm" svg:x="7.747cm" svg:y="0.127cm">
          <text:p text:style-name="P2"><text:span text:style-name="T1">address of 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32cm" svg:height="0.889cm" svg:x="10.16cm" svg:y="0.12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48cm" svg:height="0.889cm" svg:x="6.35cm" svg:y="2.131cm">
          <text:p text:style-name="P2"><text:span text:style-name="T1">address of machine code for this wor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21cm" svg:height="0.889cm" svg:x="3.429cm" svg:y="2.131cm">
          <text:p text:style-name="P2"><text:span text:style-name="T1">6 SQUARE link 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59cm" svg:height="0.889cm" svg:x="9.798cm" svg:y="2.131cm">
          <text:p text:style-name="P2"><text:span text:style-name="T1">address of DU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59cm" svg:height="0.889cm" svg:x="11.957cm" svg:y="2.131cm">
          <text:p text:style-name="P2"><text:span text:style-name="T1">address of</text:span></text:p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59cm" svg:height="0.889cm" svg:x="14.116cm" svg:y="2.131cm">
          <text:p text:style-name="P2"><text:span text:style-name="T1">address of EX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21cm" svg:height="0.889cm" svg:x="10.795cm" svg:y="4.544cm">
          <text:p text:style-name="P2"><text:span text:style-name="T1">address of machine code for this 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0.889cm" svg:x="8.255cm" svg:y="4.544cm">
          <text:p text:style-name="P2"><text:span text:style-name="T1">6 DUP link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826cm" svg:height="0.889cm" svg:x="14.116cm" svg:y="4.544cm">
          <text:p text:style-name="P2"><text:span text:style-name="T1">machine code for <text:s/>DUP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08cm" svg:height="0.889cm" svg:x="4.826cm" svg:y="6.068cm">
          <text:p text:style-name="P7"><text:span text:style-name="T1">common “ENTER” machine code for <text:s/>all colon definitions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07cm" svg:height="0.683cm" svg:x="14.713cm" svg:y="0.286cm">
          <draw:text-box>
            <text:p><text:span text:style-name="T1">a “thread”</text:span></text:p>
          </draw:text-box>
        </draw:frame>
        <draw:frame draw:style-name="gr12" draw:text-style-name="P9" draw:layer="layout" svg:width="2.178cm" svg:height="0.683cm" svg:x="16.383cm" svg:y="2.258cm">
          <draw:text-box>
            <text:p><text:span text:style-name="T1">a “thread”</text:span></text:p>
          </draw:text-box>
        </draw:frame>
        <draw:frame draw:style-name="gr13" draw:text-style-name="P10" draw:layer="layout" svg:width="3.182cm" svg:height="1.115cm" svg:x="0cm" svg:y="0cm">
          <draw:text-box>
            <text:p>some Forth word</text:p>
            <text:p>that uses SQUARE</text:p>
          </draw:text-box>
        </draw:frame>
        <draw:frame draw:style-name="gr13" draw:text-style-name="P10" draw:layer="layout" svg:width="3.076cm" svg:height="1.115cm" svg:x="0cm" svg:y="2.032cm">
          <draw:text-box>
            <text:p>SQUARE,</text:p>
            <text:p>a colon definition</text:p>
          </draw:text-box>
        </draw:frame>
        <draw:frame draw:style-name="gr13" draw:text-style-name="P10" draw:layer="layout" svg:width="3.122cm" svg:height="1.115cm" svg:x="0.01cm" svg:y="4.417cm">
          <draw:text-box>
            <text:p>DUP,</text:p>
            <text:p>a CODE definition</text:p>
          </draw:text-box>
        </draw:frame>
        <draw:frame draw:style-name="gr14" draw:text-style-name="P10" draw:layer="layout" svg:width="3.507cm" svg:height="1.115cm" svg:x="0cm" svg:y="5.87cm">
          <draw:text-box>
            <text:p>“headerless” code in</text:p>
            <text:p>the Forth kernel</text:p>
          </draw:text-box>
        </draw:frame>
        <draw:line draw:style-name="gr15" draw:text-style-name="P11" draw:layer="layout" svg:x1="7.112cm" svg:y1="3.02cm" svg:x2="5.461cm" svg:y2="6.068cm">
          <text:p/>
        </draw:line>
        <draw:frame draw:style-name="gr16" draw:text-style-name="P13" draw:layer="layout" svg:width="1.543cm" svg:height="0.683cm" svg:x="4.21cm" svg:y="3.147cm">
          <draw:text-box>
            <text:p text:style-name="P12"><text:span text:style-name="T2">Header</text:span></text:p>
          </draw:text-box>
        </draw:frame>
        <draw:frame draw:style-name="gr17" draw:text-style-name="P13" draw:layer="layout" svg:width="1.963cm" svg:height="0.683cm" svg:x="7.2cm" svg:y="3.147cm">
          <draw:text-box>
            <text:p text:style-name="P12"><text:span text:style-name="T2">Code Field</text:span></text:p>
          </draw:text-box>
        </draw:frame>
        <draw:frame draw:style-name="gr18" draw:text-style-name="P15" draw:layer="layout" svg:width="2.921cm" svg:height="0.683cm" svg:x="11.322cm" svg:y="3.147cm">
          <draw:text-box>
            <text:p text:style-name="P14"><text:span text:style-name="T2">Parameter Field</text:span></text:p>
          </draw:text-box>
        </draw:frame>
        <draw:line draw:style-name="gr19" draw:text-style-name="P16" draw:layer="layout" svg:x1="4.191cm" svg:y1="3.523cm" svg:x2="3.429cm" svg:y2="3.523cm">
          <text:p/>
        </draw:line>
        <draw:line draw:style-name="gr19" draw:text-style-name="P16" draw:layer="layout" svg:x1="5.588cm" svg:y1="3.523cm" svg:x2="6.351cm" svg:y2="3.523cm">
          <text:p/>
        </draw:line>
        <draw:line draw:style-name="gr19" draw:text-style-name="P16" draw:layer="layout" svg:x1="7.131cm" svg:y1="3.523cm" svg:x2="6.351cm" svg:y2="3.523cm">
          <text:p/>
        </draw:line>
        <draw:line draw:style-name="gr19" draw:text-style-name="P16" draw:layer="layout" svg:x1="11.304cm" svg:y1="3.523cm" svg:x2="9.798cm" svg:y2="3.523cm">
          <text:p/>
        </draw:line>
        <draw:line draw:style-name="gr19" draw:text-style-name="P16" draw:layer="layout" svg:x1="9.163cm" svg:y1="3.528cm" svg:x2="9.925cm" svg:y2="3.523cm">
          <text:p/>
        </draw:line>
        <draw:line draw:style-name="gr19" draw:text-style-name="P16" draw:layer="layout" svg:x1="13.989cm" svg:y1="3.528cm" svg:x2="15.876cm" svg:y2="3.523cm">
          <text:p/>
        </draw:line>
        <draw:line draw:style-name="gr15" draw:text-style-name="P11" draw:layer="layout" svg:x1="8.763cm" svg:y1="1.016cm" svg:x2="8.001cm" svg:y2="2.159cm">
          <text:p/>
        </draw:line>
        <draw:line draw:style-name="gr20" draw:text-style-name="P11" draw:layer="layout" svg:x1="10.414cm" svg:y1="3.02cm" svg:x2="11.557cm" svg:y2="4.544cm">
          <text:p/>
        </draw:line>
        <draw:polyline draw:style-name="gr21" draw:text-style-name="P11" draw:layer="layout" svg:width="1.777cm" svg:height="0.634cm" svg:x="12.827cm" svg:y="5.433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2" draw:text-style-name="P1" draw:layer="layout" svg:width="2.031cm" svg:height="0.888cm" svg:x="12.592cm" svg:y="0.127cm" svg:viewBox="0 0 2032 889" draw:points="0,0 1778,0 1778,254 1524,381 2032,508 1778,635 1778,889 0,889">
          <text:p/>
        </draw:polygon>
        <draw:polyline draw:style-name="gr23" draw:text-style-name="P17" draw:layer="layout" svg:width="1.777cm" svg:height="0.888cm" draw:transform="rotate (-3.14159265358979) translate (14.37cm 1.016cm)" svg:viewBox="0 0 1778 889" draw:points="0,889 1778,889 1778,0 0,0">
          <text:p/>
        </draw:polyline>
        <draw:frame draw:style-name="gr24" draw:text-style-name="P9" draw:layer="layout" svg:width="0.889cm" svg:height="0.683cm" svg:x="12.973cm" svg:y="0.254cm">
          <draw:text-box>
            <text:p text:style-name="P18"><text:span text:style-name="T1">...</text:span></text:p>
          </draw:text-box>
        </draw:frame>
        <draw:polygon draw:style-name="gr22" draw:text-style-name="P1" draw:layer="layout" svg:width="2.158cm" svg:height="0.888cm" draw:transform="rotate (-3.14159265358979) translate (5.353cm 1.016cm)" svg:viewBox="0 0 2159 889" draw:points="0,0 1905,0 1905,254 1670,381 2159,508 1905,635 1905,889 0,889">
          <text:p/>
        </draw:polygon>
        <draw:polyline draw:style-name="gr23" draw:text-style-name="P17" draw:layer="layout" svg:width="1.904cm" svg:height="0.888cm" svg:x="3.448cm" svg:y="0.127cm" svg:viewBox="0 0 1905 889" draw:points="0,0 1905,0 1905,889 0,889">
          <text:p/>
        </draw:polyline>
        <draw:frame draw:style-name="gr25" draw:text-style-name="P9" draw:layer="layout" svg:width="0.87cm" svg:height="0.683cm" svg:x="4.183cm" svg:y="0.232cm">
          <draw:text-box>
            <text:p text:style-name="P18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9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8T22:36:36.532420099</dc:date>
    <meta:editing-duration>PT8M32S</meta:editing-duration>
    <meta:editing-cycles>2</meta:editing-cycles>
    <meta:generator>LibreOffice/6.4.7.2$Linux_X86_64 LibreOffice_project/40$Build-2</meta:generator>
    <meta:document-statistic meta:object-count="37"/>
  </office:meta>
</office:document-meta>
</file>